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0acdee" officeooo:paragraph-rsid="000acdee"/>
    </style:style>
    <style:style style:name="P3" style:family="paragraph" style:parent-style-name="Standard" style:list-style-name="L1">
      <style:text-properties style:font-name="Arial" officeooo:rsid="000acdee" officeooo:paragraph-rsid="000acdee"/>
    </style:style>
    <style:style style:name="P4" style:family="paragraph" style:parent-style-name="Standard" style:list-style-name="L2">
      <style:text-properties style:font-name="Arial" officeooo:rsid="000acdee" officeooo:paragraph-rsid="000acdee"/>
    </style:style>
    <style:style style:name="P5" style:family="paragraph" style:parent-style-name="Standard" style:list-style-name="L3">
      <style:text-properties style:font-name="Arial" officeooo:rsid="000acdee" officeooo:paragraph-rsid="000acdee"/>
    </style:style>
    <style:style style:name="P6" style:family="paragraph" style:parent-style-name="Standard">
      <style:text-properties style:font-name="Arial" officeooo:paragraph-rsid="000acdee"/>
    </style:style>
    <style:style style:name="P7" style:family="paragraph" style:parent-style-name="Standard" style:list-style-name="L3">
      <style:text-properties style:font-name="Arial" officeooo:rsid="000b071c" officeooo:paragraph-rsid="000b071c"/>
    </style:style>
    <style:style style:name="P8" style:family="paragraph" style:parent-style-name="Standard">
      <style:text-properties style:font-name="Arial" officeooo:rsid="000b071c" officeooo:paragraph-rsid="000b071c"/>
    </style:style>
    <style:style style:name="P9" style:family="paragraph" style:parent-style-name="Standard" style:list-style-name="L4">
      <style:text-properties style:font-name="Arial" officeooo:rsid="000c46a1" officeooo:paragraph-rsid="000c46a1"/>
    </style:style>
    <style:style style:name="P10" style:family="paragraph" style:parent-style-name="Standard">
      <style:text-properties style:font-name="Arial" officeooo:rsid="000c46a1" officeooo:paragraph-rsid="000c46a1"/>
    </style:style>
    <style:style style:name="P11" style:family="paragraph" style:parent-style-name="Standard">
      <style:text-properties style:font-name="Arial" officeooo:rsid="0015a267" officeooo:paragraph-rsid="0015a267"/>
    </style:style>
    <style:style style:name="P12" style:family="paragraph" style:parent-style-name="Standard">
      <style:text-properties style:font-name="Arial" officeooo:paragraph-rsid="001685ba"/>
    </style:style>
    <style:style style:name="T1" style:family="text">
      <style:text-properties officeooo:rsid="0010e999"/>
    </style:style>
    <style:style style:name="T2" style:family="text">
      <style:text-properties officeooo:rsid="000acdee"/>
    </style:style>
    <style:style style:name="T3" style:family="text">
      <style:text-properties officeooo:rsid="0015a267"/>
    </style:style>
    <style:style style:name="T4" style:family="text">
      <style:text-properties style:text-position="sub 58%"/>
    </style:style>
    <style:style style:name="T5" style:family="text">
      <style:text-properties style:text-position="sub 58%" officeooo:rsid="0015a267"/>
    </style:style>
    <style:style style:name="T6" style:family="text">
      <style:text-properties style:text-position="0% 100%"/>
    </style:style>
    <style:style style:name="T7" style:family="text">
      <style:text-properties style:text-position="0% 100%" officeooo:rsid="0015a267"/>
    </style:style>
    <style:style style:name="T8" style:family="text">
      <style:text-properties style:text-position="0% 100%" officeooo:rsid="001685b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text:p>
      <text:p text:style-name="P11"><text:span text:style-name="T6">Das Signal f1 hat eine herausstechende Haupt-Lobe, da die Periode des Signals sich mit der Länge der DFT gleicht. Beim Signal f2 ist der Effekt der frequency leakage erkennbar, da die Periode des Sinals sich nicht mit der Länge der DFT gleicht.</text:span></text:p>
      <text:p text:style-name="P12"><text:span text:style-name="T7">Bei dem Signal mit f</text:span><text:span text:style-name="T5">2</text:span><text:span text:style-name="T7"> = 200.25 Hz, kann das Maximum nicht abgelesen werden. Mit Zero Padding ist dies möglich.</text:span></text:p>
      <text:p text:style-name="P1"/>
      <text:p text:style-name="P2">h)</text:p>
      <text:p text:style-name="P6">Flat top :</text:p>
      <text:list xml:id="list155824287" text:style-name="L1">
        <text:list-item>
          <text:p text:style-name="P3">schmales Fenster mit teilweise negativer Gewichtung</text:p>
        </text:list-item>
        <text:list-item>
          <text:p text:style-name="P3">vergleichsweiser kleiner Ampltiudenfehler, schlechte Frequenzauflösung</text:p>
        </text:list-item>
        <text:list-item>
          <text:p text:style-name="P3">Anwendung in Spektrumanalysatoren für die Messung und Bewertung des Betrags von einzelnen Amplituden</text:p>
        </text:list-item>
      </text:list>
      <text:p text:style-name="P6"/>
      <text:p text:style-name="P2">Rechteckfenster:</text:p>
      <text:list xml:id="list169947095" text:style-name="L2">
        <text:list-item>
          <text:p text:style-name="P4">Hautplobe des Spektrums schmal, aber Amplitude der Seitenloben relativ groß</text:p>
        </text:list-item>
        <text:list-item>
          <text:p text:style-name="P4">Anwendung zur einfachen Verarbeitung von Eingangssignalen in Blöcken</text:p>
        </text:list-item>
      </text:list>
      <text:p text:style-name="P6"/>
      <text:p text:style-name="P6"/>
      <text:p text:style-name="P2">i)</text:p>
      <text:p text:style-name="P2">Kaiser-Bessel-Fenster:</text:p>
      <text:list xml:id="list2749872764" text:style-name="L3">
        <text:list-item>
          <text:p text:style-name="P5">definiert durch Fensterbreite M und form-bestimmender Faktor α </text:p>
        </text:list-item>
        <text:list-item>
          <text:p text:style-name="P5">je größer α, desto schmaler das Fenster</text:p>
        </text:list-item>
        <text:list-item>
          <text:p text:style-name="P5">bei α=0 entspricht es einem Rechteckfenster</text:p>
        </text:list-item>
        <text:list-item>
          <text:p text:style-name="P7">im Frequenzbereich nimmt bei größer werdendem <text:span text:style-name="T2">α </text:span>die Breite des Hauptmaximum zu und die relative Amplitude der Nebenmaxima ab</text:p>
        </text:list-item>
      </text:list>
      <text:p text:style-name="P8"/>
      <text:p text:style-name="P8">Dolph-Chebychev:</text:p>
      <text:list xml:id="list733193278" text:style-name="L4">
        <text:list-item>
          <text:p text:style-name="P9">wird in bezug zur ihrere Frequenzantwort definiert</text:p>
        </text:list-item>
        <text:list-item>
          <text:p text:style-name="P9">optimiert die schmalste main-lobe mit einer gegebenen Order</text:p>
        </text:list-item>
        <text:list-item>
          <text:p text:style-name="P9">equirpple Dämpfung der sidelobe</text:p>
        </text:list-item>
        <text:list-item>
          <text:p text:style-name="P9">ursprünglich zur entwickelt um Direktionalität von Radio Antennen zu verbesser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3:16:57.108363596</meta:creation-date>
    <dc:date>2019-02-10T10:33:37.386746072</dc:date>
    <meta:editing-duration>PT1H45M12S</meta:editing-duration>
    <meta:editing-cycles>7</meta:editing-cycles>
    <meta:generator>LibreOffice/6.0.7.3$Linux_X86_64 LibreOffice_project/00m0$Build-3</meta:generator>
    <meta:document-statistic meta:table-count="0" meta:image-count="0" meta:object-count="0" meta:page-count="1" meta:paragraph-count="22" meta:word-count="195" meta:character-count="1289" meta:non-whitespace-character-count="1128"/>
  </office:meta>
</office:document-meta>
</file>